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style>
  </office:automatic-styles>
  <office:body>
    <office:text text:use-soft-page-breaks="true">
      <text:p text:style-name="P1">WebRTCTube</text:p>
      <text:h text:style-name="Titolo1" text:outline-level="1">Idea</text:h>
      <text:p text:style-name="Normale">WebRTCTube vuole essere una piattaforma di distribuzione/interazione<text:s/>video tramite browser. Gli utenti interagiranno<text:s/>mediante<text:s/>la fruizione di video in streaming oltre ad avere la possibilità di effettuare chiamate voip, ovvero un utente può registrare e caricare video sul server ed interagire con altri utenti mediante chat audio/video/testo.</text:p>
      <text:p text:style-name="Normale">Ogni utente avrà un profilo personale contenente i propri video, con varie visibilità di condivisione. Ogni utente potrà utilizzare il servizio di chat per contattare utenti collegati. Un meccanismo tipo bacheca permetterà la fruizione dei video degli utenti collegati in base alla loro visibilità.</text:p>
      <text:p text:style-name="Normale">Il servizio di chat permette la scelta di una arbitraria sorgente video.</text:p>
      <text:p text:style-name="Normale">I video visibili sulle bacheche degli utenti collegati sono fruibili dal server per un tempo massimo di 45 minuti. Ogni interazione col video aggiungerà un minuto a tale tempo massimo. I video, a timeout scaduto, saranno eliminati lato server, ma resteranno persistenti lato client e visualizzabili mediante la cha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ampaolo Bovenzi</meta:initial-creator>
    <dc:creator>Giampaolo Bovenzi</dc:creator>
    <meta:creation-date>2017-10-30T14:18:00Z</meta:creation-date>
    <dc:date>2017-10-30T15:06:00Z</dc:date>
    <meta:template xlink:href="Normal.dotm" xlink:type="simple"/>
    <meta:editing-cycles>1</meta:editing-cycles>
    <meta:editing-duration>PT2880S</meta:editing-duration>
    <meta:document-statistic meta:page-count="1" meta:paragraph-count="2" meta:word-count="156" meta:character-count="1047" meta:row-count="7" meta:non-whitespace-character-count="893"/>
  </office:meta>
</office:document-meta>
</file>